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7" style:family="table">
      <style:table-properties style:width="17cm" table:align="left"/>
    </style:style>
    <style:style style:name="Table7.A" style:family="table-column">
      <style:table-column-properties style:column-width="8.491cm"/>
    </style:style>
    <style:style style:name="Table7.B" style:family="table-column">
      <style:table-column-properties style:column-width="8.509cm"/>
    </style:style>
    <style:style style:name="Table7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54ed1" officeooo:paragraph-rsid="00054ed1"/>
    </style:style>
    <style:style style:name="P3" style:family="paragraph" style:parent-style-name="Standard">
      <style:paragraph-properties fo:text-align="end" style:justify-single-word="false"/>
      <style:text-properties officeooo:rsid="00054ed1" officeooo:paragraph-rsid="00054ed1"/>
    </style:style>
    <style:style style:name="P4" style:family="paragraph" style:parent-style-name="Standard">
      <style:paragraph-properties fo:text-align="start" style:justify-single-word="false"/>
      <style:text-properties officeooo:rsid="00054ed1" officeooo:paragraph-rsid="00054ed1"/>
    </style:style>
    <style:style style:name="P5" style:family="paragraph" style:parent-style-name="Standard">
      <style:paragraph-properties fo:text-align="center" style:justify-single-word="false"/>
      <style:text-properties officeooo:rsid="00054ed1" officeooo:paragraph-rsid="00054ed1"/>
    </style:style>
    <style:style style:name="P6" style:family="paragraph" style:parent-style-name="Standard">
      <style:paragraph-properties fo:text-align="start" style:justify-single-word="false"/>
      <style:text-properties officeooo:rsid="0010f15c" officeooo:paragraph-rsid="00054ed1"/>
    </style:style>
    <style:style style:name="P7" style:family="paragraph" style:parent-style-name="Standard">
      <style:text-properties style:font-name="Times New Roman" fo:font-weight="normal" officeooo:paragraph-rsid="000c6308"/>
    </style:style>
    <style:style style:name="P8" style:family="paragraph" style:parent-style-name="Text_20_body">
      <style:text-properties officeooo:rsid="00054ed1" officeooo:paragraph-rsid="00054ed1"/>
    </style:style>
    <style:style style:name="P9" style:family="paragraph" style:parent-style-name="Text_20_body">
      <style:text-properties officeooo:rsid="0006bc74" officeooo:paragraph-rsid="0006bc74"/>
    </style:style>
    <style:style style:name="P10" style:family="paragraph" style:parent-style-name="Text_20_body">
      <style:text-properties style:font-name="Times New Roman" officeooo:rsid="00161c11" officeooo:paragraph-rsid="00161c11"/>
    </style:style>
    <style:style style:name="P11" style:family="paragraph" style:parent-style-name="Text_20_body">
      <style:paragraph-properties fo:margin-top="0cm" fo:margin-bottom="0cm" loext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37da" officeooo:paragraph-rsid="000837da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37da" officeooo:paragraph-rsid="000c6308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50%" fo:text-align="justify" style:justify-single-word="false" fo:background-color="transparent" style:writing-mode="lr-tb">
        <style:tab-stops>
          <style:tab-stop style:position="3.099cm"/>
          <style:tab-stop style:position="11.208cm"/>
        </style:tab-stops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37da" officeooo:paragraph-rsid="000c6308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f31c6" officeooo:paragraph-rsid="001f31c6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06bc74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0a14c0" officeooo:paragraph-rsid="000c6308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0837da" officeooo:paragraph-rsid="000837da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1ac584" officeooo:paragraph-rsid="001ac584" style:text-blinking="false" fo:background-color="transparent" style:font-weight-asian="bold" style:font-weight-complex="bold"/>
    </style:style>
    <style:style style:name="P19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6bc74" style:text-blinking="false" fo:background-color="transparent"/>
    </style:style>
    <style:style style:name="P20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6bc74" officeooo:paragraph-rsid="0006bc74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6bc74" officeooo:paragraph-rsid="000837da" style:text-blinking="false" fo:background-color="transparent"/>
    </style:style>
    <style:style style:name="P22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37da" officeooo:paragraph-rsid="000837da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37da" officeooo:paragraph-rsid="000c6308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2665" officeooo:paragraph-rsid="00192665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ac584" officeooo:paragraph-rsid="001ac584" style:text-blinking="false" fo:background-color="transparent" style:font-weight-asian="normal" style:font-weight-complex="normal"/>
    </style:style>
    <style:style style:name="P26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37da" officeooo:paragraph-rsid="000837da" style:text-blinking="false" fo:background-color="transparent" style:font-weight-asian="normal" style:font-weight-complex="normal"/>
    </style:style>
    <style:style style:name="P27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c881a" officeooo:paragraph-rsid="001c881a" style:text-blinking="false" fo:background-color="transparent" style:font-weight-asian="normal" style:font-weight-complex="normal"/>
    </style:style>
    <style:style style:name="P28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e7fc1" officeooo:paragraph-rsid="001e7fc1" style:text-blinking="false" fo:background-color="transparent"/>
    </style:style>
    <style:style style:name="P29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style:font-name="Times New Roman" officeooo:paragraph-rsid="000c6308"/>
    </style:style>
    <style:style style:name="P30" style:family="paragraph" style:parent-style-name="Table_20_Contents">
      <style:paragraph-properties fo:margin-top="0cm" fo:margin-bottom="0cm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0c6308" style:text-blinking="false" fo:background-color="transparent"/>
    </style:style>
    <style:style style:name="P31" style:family="paragraph" style:parent-style-name="Standard" style:list-style-name="L1"/>
    <style:style style:name="P32" style:family="paragraph" style:parent-style-name="Standard" style:list-style-name="L1">
      <style:text-properties officeooo:rsid="001fe850" officeooo:paragraph-rsid="001fe850"/>
    </style:style>
    <style:style style:name="P33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6bc74" officeooo:paragraph-rsid="0006bc74" style:text-blinking="false" fo:background-color="transparent"/>
    </style:style>
    <style:style style:name="P34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officeooo:paragraph-rsid="0006bc74"/>
    </style:style>
    <style:style style:name="P35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6bc74"/>
    </style:style>
    <style:style style:name="T2" style:family="text">
      <style:text-properties fo:font-weight="bold" officeooo:rsid="0006bc74" style:font-weight-asian="bold" style:font-weight-complex="bold"/>
    </style:style>
    <style:style style:name="T3" style:family="text">
      <style:text-properties officeooo:rsid="0010d520"/>
    </style:style>
    <style:style style:name="T4" style:family="text">
      <style:text-properties officeooo:rsid="00127c61"/>
    </style:style>
    <style:style style:name="T5" style:family="text">
      <style:text-properties officeooo:rsid="001446dc"/>
    </style:style>
    <style:style style:name="T6" style:family="text">
      <style:text-properties officeooo:rsid="00161c11"/>
    </style:style>
    <style:style style:name="T7" style:family="text">
      <style:text-properties officeooo:rsid="0016590a"/>
    </style:style>
    <style:style style:name="T8" style:family="text">
      <style:text-properties officeooo:rsid="001805b9"/>
    </style:style>
    <style:style style:name="T9" style:family="text">
      <style:text-properties officeooo:rsid="00192665"/>
    </style:style>
    <style:style style:name="T1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0c6308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0a14c0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1b600b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06bc74" style:text-blinking="false" fo:background-color="transparent" loext:char-shading-value="0"/>
    </style:style>
    <style:style style:name="T14" style:family="text">
      <style:text-properties officeooo:rsid="001e7fc1"/>
    </style:style>
    <style:style style:name="T15" style:family="text">
      <style:text-properties officeooo:rsid="001f31c6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Warszawa, <text:span text:style-name="T3">8 kwietnia</text:span> 201<text:span text:style-name="T3">7</text:span> r.</text:p>
      <text:p text:style-name="P4"/>
      <text:p text:style-name="P4"/>
      <text:p text:style-name="P4"/>
      <text:h text:style-name="P35" text:outline-level="1">Protokół Walnego Zebrania Stowarzyszenia Polska Grupa Użytkowników Pythona</text:h>
      <text:p text:style-name="P5"/>
      <text:p text:style-name="P6"/>
      <text:p text:style-name="P8">W dniu <text:span text:style-name="T3">8 kwietnia</text:span> 201<text:span text:style-name="T3">7</text:span> r. <text:span text:style-name="T1">o godzinie </text:span><text:span text:style-name="T2">18:45</text:span> w Warszawie <text:span text:style-name="T1">rozpoczęło</text:span> się walne zebranie Stowarzyszenia Polska Grupa Użytkowników Pythona.</text:p>
      <text:p text:style-name="P9">Walne zebranie otworzył <text:span text:style-name="T4">Marek Skaliński</text:span>.</text:p>
      <text:p text:style-name="P9">Członkowie <text:span text:style-name="T4">Piotr Skamruk i Marek Skaliński </text:span>p<text:span text:style-name="T4">o</text:span>liczyli obecnych członków. Na <text:span text:style-name="T4">23 członków </text:span>obecnych było <text:span text:style-name="T5">7 osób</text:span>. <text:span text:style-name="T4">Kworum nie było wymagane.</text:span></text:p>
      <text:p text:style-name="P9"/>
      <text:p text:style-name="P15">1. Wybór Przewodniczącego i Sekretarza</text:p>
      <text:p text:style-name="P19">Na Przewodniczącego zebrania zgłoszono <text:span text:style-name="T6">Marka Skalińskiego</text:span>, a na Sekretarza <text:span text:style-name="T6">Wojciech Zająca</text:span></text:p>
      <text:p text:style-name="P10">Powyższe osoby zostały zaakceptowane przez aklamację.</text:p>
      <text:p text:style-name="P20"/>
      <text:p text:style-name="P34"><text:span text:style-name="T13">2. Porządek obrad:</text:span></text:p>
      <text:list xml:id="list6182369033147141057" text:style-name="L1">
        <text:list-item>
          <text:p text:style-name="P32">Sprawozdanie z działalności Zarządu, w tym finansowe,</text:p>
        </text:list-item>
        <text:list-item>
          <text:p text:style-name="P32">Wybory do władz Stowarzyszenia,</text:p>
        </text:list-item>
        <text:list-item>
          <text:p text:style-name="P32">Wolne wnioski.</text:p>
        </text:list-item>
      </text:list>
      <text:p text:style-name="P20"/>
      <text:p text:style-name="P20">Przyjęto porządek obrad <text:span text:style-name="T8">przez aklamację.</text:span></text:p>
      <text:p text:style-name="P20"/>
      <text:p text:style-name="P17">3. Sprawozdanie z działania Zarządu:</text:p>
      <text:p text:style-name="P22">Sprawozdanie zostało przedstawione przez <text:span text:style-name="T9">Agatę Bublewicz, Marka Skalińskiego i Wojciecha Zająca.</text:span></text:p>
      <text:p text:style-name="P22"/>
      <text:p text:style-name="P24">Sprawozdanie z działalności komisji rewizyjnej nie zostało złożone z powodu braku przedstawiciela.</text:p>
      <text:p text:style-name="P21"/>
      <text:p text:style-name="P17"><text:span text:style-name="T9">4</text:span>. Wybory do władz Stowarzyszenia PLPUG:</text:p>
      <text:p text:style-name="P25">Było za mało członków obecnych aby obsadzić wszystkie wymagane stanowiska władz <text:s/>Stowarzyszenia. Nikt z obecnych nie zgłosił sprzeciwu.</text:p>
      <text:p text:style-name="P26"><text:soft-page-break/></text:p>
      <text:p text:style-name="P18">5. <text:s/>Uzupełnienie składu Zarządu:</text:p>
      <text:p text:style-name="P25">Piotr Skamruk zaproponował Łukasza Posadowskiego na funkcję skarbnika. Przy braku sprzeciwu Łukasz Posadowski został wybrany do Zarządu na funkcję skarbnika przez aklamację.</text:p>
      <text:p text:style-name="P25"/>
      <text:p text:style-name="P29"><text:span text:style-name="T12">6</text:span><text:span text:style-name="T10">.</text:span><text:span text:style-name="T11"> Wolne wnioski</text:span></text:p>
      <text:p text:style-name="P27">Zobowiązanie pełniącego obowiązki przewodniczącego Komisji Rewizyjnej Piotra Mailńskiego do <text:s/>uzupełnienia składu tejże komisji poprzez dokooptowanie osoby. </text:p>
      <text:p text:style-name="P16"/>
      <text:p text:style-name="P28">Walne Zebranie Członków zobowiązało Zarząd do przygotowania regulaminu <text:span text:style-name="T15">umożliwiającego </text:span>korzystani<text:span text:style-name="T15">e</text:span> z kont pocztow<text:span text:style-name="T15">ych</text:span> w domen<text:span text:style-name="T15">ach</text:span> plpug.org oraz plpug.pl. </text:p>
      <text:p text:style-name="P22"/>
      <text:p text:style-name="P22"/>
      <text:p text:style-name="P23">Na tym zebranie zakończono.</text:p>
      <text:p text:style-name="P22"/>
      <text:p text:style-name="P14">Przewodniczący zebrania na tym zamknął zebranie.</text:p>
      <text:p text:style-name="P11"/>
      <text:p text:style-name="P7"><text:line-break/><text:lin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0">Przewodniczący</text:p>
          </table:table-cell>
          <table:table-cell table:style-name="Table7.A1" office:value-type="string">
            <text:p text:style-name="P30">Sekretarz</text:p>
          </table:table-cell>
        </table:table-row>
      </table:table>
      <text:p text:style-name="P12"/>
      <text:p text:style-name="P13"><text:tab/><text:span text:style-name="T14">Marek Skaliński<text:tab/>Wojciech Zają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jtek Zając</meta:initial-creator>
    <meta:creation-date>2016-11-19T00:15:21.406208311</meta:creation-date>
    <dc:date>2017-04-09T13:36:43.077147697</dc:date>
    <dc:creator>Wojtek Zając</dc:creator>
    <meta:editing-duration>PT2H43M51S</meta:editing-duration>
    <meta:editing-cycles>20</meta:editing-cycles>
    <meta:generator>LibreOffice/4.3.3.2$Linux_X86_64 LibreOffice_project/430m0$Build-2</meta:generator>
    <meta:document-statistic meta:table-count="1" meta:image-count="0" meta:object-count="0" meta:page-count="2" meta:paragraph-count="30" meta:word-count="236" meta:character-count="1822" meta:non-whitespace-character-count="1610"/>
  </office:meta>
</office:document-meta>
</file>